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Bitstream Charter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Bitstream Charter"/>
    </style:style>
    <style:style style:name="P4" style:family="paragraph" style:parent-style-name="Standard">
      <style:paragraph-properties fo:text-align="justify" style:justify-single-word="false"/>
      <style:text-properties style:font-name="Bitstream Charter" fo:font-weight="bold" style:font-weight-asian="bold" style:font-weight-complex="bold"/>
    </style:style>
    <style:style style:name="T1" style:family="text">
      <style:text-properties style:font-name="Bitstream Charter" fo:font-weight="bold" style:font-weight-asian="bold" style:font-weight-complex="bold"/>
    </style:style>
    <style:style style:name="T2" style:family="text">
      <style:text-properties fo:color="#ff420e"/>
    </style:style>
    <style:style style:name="T3" style:family="text">
      <style:text-properties fo:color="#00ae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<text:tab/>Device IP for April MTAC testing</text:span></text:p>
      <text:p text:style-name="P2"/>
      <text:p text:style-name="P2"><text:s text:c="7"/>Antenna <text:s text:c="57"/>Device IP</text:p>
      <text:p text:style-name="P2"/>
      <text:list xml:id="list1799652101" text:style-name="L1">
        <text:list-item>
          <text:p text:style-name="P3">C00 <text:s text:c="55"/>192.168.21.100 <text:s text:c="2"/>// Sen + OF</text:p>
        </text:list-item>
        <text:list-item>
          <text:p text:style-name="P3">C01 <text:s text:c="55"/><text:span text:style-name="T2">192.168.21.101 <text:s/></text:span><text:s/>// Sen + OF</text:p>
        </text:list-item>
        <text:list-item>
          <text:p text:style-name="P3">C02 <text:s text:c="55"/>192.168.21.102 <text:s text:c="2"/>// Sen + OF</text:p>
        </text:list-item>
        <text:list-item>
          <text:p text:style-name="P3">C03 <text:s text:c="55"/>192.168.21.103 <text:s text:c="2"/>// Sen + OF</text:p>
        </text:list-item>
        <text:list-item>
          <text:p text:style-name="P3">C04 <text:s text:c="55"/><text:span text:style-name="T2">192.168.21.104 <text:s text:c="2"/>// Sen + OF</text:span></text:p>
        </text:list-item>
        <text:list-item>
          <text:p text:style-name="P3">C05 <text:s text:c="55"/><text:span text:style-name="T2">192.168.21.105 <text:s/></text:span><text:s/>// Sen + OF</text:p>
        </text:list-item>
        <text:list-item>
          <text:p text:style-name="P3">C06 <text:s text:c="55"/><text:span text:style-name="T2">192.168.21.106 <text:s/></text:span><text:s/>// Sen + OF</text:p>
        </text:list-item>
        <text:list-item>
          <text:p text:style-name="P3">C08 <text:s text:c="55"/>192.168.21.108 <text:s text:c="2"/>// Sen + OF</text:p>
        </text:list-item>
        <text:list-item>
          <text:p text:style-name="P3">C09 <text:s text:c="55"/><text:span text:style-name="T2">192.168.21.109 <text:s text:c="2"/></text:span><text:s/>// Sen + OF</text:p>
        </text:list-item>
        <text:list-item>
          <text:p text:style-name="P3">C10 <text:s text:c="55"/><text:span text:style-name="T2"><text:s/>192.168.21.110 <text:s text:c="2"/>// Sen + OF</text:span></text:p>
        </text:list-item>
        <text:list-item>
          <text:p text:style-name="P3">C11 <text:s text:c="56"/>192.168.21.111 <text:s text:c="2"/>// Sen + OF</text:p>
        </text:list-item>
        <text:list-item>
          <text:p text:style-name="P3">C12 <text:s text:c="56"/>192.168.21.112 <text:s text:c="3"/>// Sen + OF</text:p>
        </text:list-item>
        <text:list-item>
          <text:p text:style-name="P3">C13 <text:s text:c="56"/>192.168.21.113 <text:s text:c="2"/>// Sen + OF</text:p>
        </text:list-item>
        <text:list-item>
          <text:p text:style-name="P3">C14 <text:s text:c="57"/>192.168.21.114 <text:s/>// Sen + OF</text:p>
        </text:list-item>
        <text:list-item>
          <text:p text:style-name="P3">E02 <text:s text:c="57"/>192.168.21.115 <text:s/>// Sen + OF</text:p>
        </text:list-item>
        <text:list-item>
          <text:p text:style-name="P3">E03 <text:s text:c="57"/>192.168.21.116 <text:s text:c="2"/>// Sen + OF</text:p>
        </text:list-item>
        <text:list-item>
          <text:p text:style-name="P3">E04 <text:s text:c="57"/>192.168.21.117 <text:s/>// Sen + OF</text:p>
        </text:list-item>
        <text:list-item>
          <text:p text:style-name="P3">E05 <text:s text:c="57"/>192.168.21.118 <text:s text:c="2"/>// Sen + OF</text:p>
        </text:list-item>
        <text:list-item>
          <text:p text:style-name="P3">E06 <text:s text:c="57"/>192.168.21.119 <text:s text:c="2"/>// Sen + OF</text:p>
        </text:list-item>
        <text:list-item>
          <text:p text:style-name="P3">S01 <text:s text:c="58"/>192.168.21.120 <text:s/>// Sen + OF</text:p>
        </text:list-item>
        <text:list-item>
          <text:p text:style-name="P3">S02 <text:s text:c="58"/>192.168.21.121 <text:s/>// Sen + OF</text:p>
        </text:list-item>
        <text:list-item>
          <text:p text:style-name="P3">S03 <text:s text:c="58"/>192.168.21.122 <text:s text:c="2"/>// Sen + OF</text:p>
        </text:list-item>
        <text:list-item>
          <text:p text:style-name="P3">S04 <text:s text:c="59"/>192.168.21.123 <text:s/>// Sen + OF</text:p>
        </text:list-item>
        <text:list-item>
          <text:p text:style-name="P3">S06 <text:s text:c="59"/>192.168.21.124 <text:s/>// Sen + OF</text:p>
        </text:list-item>
        <text:list-item>
          <text:p text:style-name="P3">W01 <text:s text:c="58"/>192.168.21.125 <text:s/>// Sen + OF</text:p>
        </text:list-item>
        <text:list-item>
          <text:p text:style-name="P3">W02 <text:s text:c="58"/>192.168.21.126 <text:s text:c="2"/>// Sen + OF</text:p>
        </text:list-item>
        <text:list-item>
          <text:p text:style-name="P3">W03 <text:s text:c="58"/>192.168.21.127 <text:s text:c="2"/>// Sen + OF</text:p>
        </text:list-item>
        <text:list-item>
          <text:p text:style-name="P3">W04 <text:s text:c="58"/>192.168.21.128 <text:s/>// Sen + OF</text:p>
        </text:list-item>
        <text:list-item>
          <text:p text:style-name="P3">W05 <text:s text:c="58"/>192.168.21.129 <text:s/>// Sen + OF</text:p>
        </text:list-item>
        <text:list-item>
          <text:p text:style-name="P3">W06 <text:s text:c="58"/>192.168.21.130 <text:s/>// Sen + OF</text:p>
        </text:list-item>
        <text:list-item>
          <text:p text:style-name="P3">FPS system <text:s text:c="48"/>192.168.21.107 <text:s text:c="4"/>// tested in C06</text:p>
        </text:list-item>
        <text:list-item>
          <text:p text:style-name="P3">FPS system <text:s text:c="49"/>192.168.21.131 <text:s text:c="2"/>//</text:p>
        </text:list-item>
        <text:list-item>
          <text:p text:style-name="P3">FPS system <text:s text:c="50"/>192.168.21.132 <text:s/>// </text:p>
        </text:list-item>
      </text:list>
      <text:p text:style-name="P2"/>
      <text:p text:style-name="P2"/>
      <text:p text:style-name="P4">Red Colored IP's are already programmed MCM cards. </text:p>
      <text:p text:style-name="P4"/>
      <text:p text:style-name="P4">For all the devices Gateway will be <text:span text:style-name="T3">192.168.21.1</text:span> &amp; server IP will be <text:span text:style-name="T3">192.168.8.45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 </meta:initial-creator>
    <meta:creation-date>2015-03-25T15:49:33</meta:creation-date>
    <dc:date>2015-03-25T16:12:56</dc:date>
    <dc:creator>raj </dc:creator>
    <meta:editing-duration>PT23M24S</meta:editing-duration>
    <meta:editing-cycles>6</meta:editing-cycles>
    <meta:generator>LibreOffice/3.4$Linux LibreOffice_project/340m1$Build-402</meta:generator>
    <meta:document-statistic meta:table-count="0" meta:image-count="0" meta:object-count="0" meta:page-count="1" meta:paragraph-count="37" meta:word-count="259" meta:character-count="3244" meta:non-whitespace-character-count="1080"/>
  </office:meta>
</office:document-meta>
</file>